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paragraph-rsid="00149fb6"/>
    </style:style>
    <style:style style:name="P2" style:family="paragraph" style:parent-style-name="Standard">
      <style:paragraph-properties fo:text-align="start" style:justify-single-word="false"/>
      <style:text-properties officeooo:paragraph-rsid="00150e32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49fb6" officeooo:paragraph-rsid="00149fb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49fb6" officeooo:paragraph-rsid="00150e3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49fb6" officeooo:paragraph-rsid="00149fb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150e32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7edc1" officeooo:paragraph-rsid="00150e32" style:font-size-asian="12pt" style:font-weight-asian="bold" style:font-size-complex="12pt" style:font-weight-complex="bold"/>
    </style:style>
    <style:style style:name="T1" style:family="text">
      <style:text-properties style:font-name="Liberation Serif" fo:font-size="12pt" fo:font-weight="bold" officeooo:rsid="0017edc1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7edc1" style:font-size-asian="12pt" style:font-size-complex="12pt"/>
    </style:style>
    <style:style style:name="T4" style:family="text">
      <style:text-properties style:font-name="Liberation Serif" fo:font-size="12pt" officeooo:rsid="0019d9ea" style:font-size-asian="12pt" style:font-size-complex="12pt"/>
    </style:style>
    <style:style style:name="T5" style:family="text">
      <style:text-properties style:font-name="Liberation Serif" fo:font-size="12pt" fo:font-weight="normal" officeooo:rsid="0017edc1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0e1107" style:font-size-asian="12pt" style:font-weight-asian="normal" style:font-size-complex="12pt" style:font-weight-complex="normal"/>
    </style:style>
    <style:style style:name="T7" style:family="text">
      <style:text-properties officeooo:rsid="00150e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se case: <text:span text:style-name="T7">input graph using environment</text:span></text:p>
      <text:p text:style-name="P5"/>
      <text:p text:style-name="P6"><text:span text:style-name="T1"><text:line-break/>Description:</text:span><text:bookmark text:name="page3R_mcid28"/><text:span text:style-name="T1"> </text:span><text:bookmark text:name="page3R_mcid282"/><text:span text:style-name="T2">The user starts the application, and inputs data about the Graph <text:s/></text:span><text:span text:style-name="T4">they want to visualize</text:span><text:span text:style-name="T1"><text:line-break/></text:span><text:span text:style-name="T5">by using the visual elements provided by the environment or typing required data. </text:span></text:p>
      <text:p text:style-name="P6"><text:bookmark text:name="page3R_mcid32"/><text:bookmark text:name="page3R_mcid33"/><text:bookmark text:name="page3R_mcid31"/><text:span text:style-name="T1"><text:line-break/>Actors:</text:span><text:bookmark text:name="page3R_mcid34"/><text:span text:style-name="T1"> </text:span><text:span text:style-name="T5">The User</text:span></text:p>
      <text:p text:style-name="P6"><text:bookmark text:name="page3R_mcid37"/><text:bookmark text:name="page3R_mcid36"/><text:bookmark text:name="page3R_mcid35"/><text:span text:style-name="T1"><text:line-break/>Preconditions:</text:span><text:bookmark text:name="page3R_mcid38"/><text:span text:style-name="T1"> </text:span><text:span text:style-name="T5">The application is running.</text:span></text:p>
      <text:p text:style-name="P6"><text:bookmark text:name="page3R_mcid39"/><text:bookmark text:name="page3R_mcid40"/><text:bookmark text:name="page3R_mcid41"/><text:span text:style-name="T1"><text:line-break/>Postconditions:</text:span><text:bookmark text:name="page3R_mcid42"/><text:span text:style-name="T1"> </text:span><text:span text:style-name="T5">The input is saved internally.</text:span></text:p>
      <text:p text:style-name="P2"><text:bookmark text:name="page3R_mcid45"/><text:bookmark text:name="page3R_mcid44"/><text:bookmark text:name="page3R_mcid43"/><text:span text:style-name="T1"><text:line-break/>Main scenario:</text:span><text:bookmark text:name="page3R_mcid47"/><text:bookmark text:name="page3R_mcid48"/><text:bookmark text:name="page3R_mcid46"/><text:span text:style-name="T1"><text:line-break/></text:span><text:span text:style-name="T5">1.</text:span><text:bookmark text:name="page3R_mcid49"/><text:span text:style-name="T5"> Until the user is done with Graph input, the following steps are repeated:</text:span><text:bookmark text:name="page3R_mcid50"/><text:bookmark text:name="page3R_mcid51"/><text:span text:style-name="T5"><text:line-break/><text:tab/>1.1</text:span><text:bookmark text:name="page3R_mcid52"/><text:span text:style-name="T5"> If the user wants to insert an element:</text:span><text:bookmark text:name="page3R_mcid54"/><text:bookmark text:name="page3R_mcid53"/><text:span text:style-name="T5"><text:line-break/><text:tab/><text:tab/>1.1.1</text:span><text:bookmark text:name="page3R_mcid56"/><text:bookmark text:name="page3R_mcid55"/><text:span text:style-name="T5"> The “Insert elements” use case starts.</text:span><text:bookmark text:name="page3R_mcid58"/><text:bookmark text:name="page3R_mcid57"/><text:span text:style-name="T5"><text:line-break/><text:tab/><text:tab/>1.1.2</text:span><text:bookmark text:name="page3R_mcid59"/><text:span text:style-name="T5"> The algorithms are enabled.</text:span><text:bookmark text:name="page3R_mcid60"/><text:bookmark text:name="page3R_mcid61"/><text:span text:style-name="T5"><text:line-break/><text:tab/>1.2.</text:span><text:bookmark text:name="page3R_mcid63"/><text:bookmark text:name="page3R_mcid62"/><text:span text:style-name="T5"> If the user wants to delete an element:</text:span><text:bookmark text:name="page3R_mcid65"/><text:bookmark text:name="page3R_mcid64"/><text:span text:style-name="T5"><text:line-break/><text:tab/><text:tab/>1.2.1</text:span><text:bookmark text:name="page3R_mcid67"/><text:bookmark text:name="page3R_mcid66"/><text:span text:style-name="T5"> The “Delete elements” use case starts.</text:span><text:bookmark text:name="page3R_mcid69"/><text:bookmark text:name="page3R_mcid68"/><text:span text:style-name="T5"><text:line-break/><text:tab/><text:tab/>1.2.2</text:span><text:bookmark text:name="page3R_mcid70"/><text:bookmark text:name="page3R_mcid71"/><text:span text:style-name="T5"> </text:span><text:span text:style-name="T6">When</text:span><text:span text:style-name="T5"> all the elements are deleted, the algorithms are disabled.</text:span></text:p>
      <text:p text:style-name="P2"><text:bookmark text:name="page3R_mcid74"/><text:bookmark text:name="page3R_mcid73"/><text:bookmark text:name="page3R_mcid72"/><text:span text:style-name="T1"><text:line-break/>Alternative scenarios:</text:span><text:bookmark text:name="page3R_mcid76"/><text:bookmark text:name="page3R_mcid75"/><text:span text:style-name="T1"><text:line-break/>•</text:span><text:bookmark text:name="page3R_mcid77"/><text:span text:style-name="T1"> Application exit:</text:span><text:bookmark text:name="page3R_mcid78"/><text:span text:style-name="T1"> </text:span><text:span text:style-name="T5">If User exists the application, any input or changes will be lost.</text:span></text:p>
      <text:p text:style-name="P7"/>
      <text:p text:style-name="P4"><text:span text:style-name="T3"><text:line-break/>Additional information:</text:span><text:bookmark text:name="page3R_mcid82"/><text:span text:style-name="T3"> </text:span><text:span text:style-name="T5">The</text:span><text:bookmark text:name="page3R_mcid83"/><text:span text:style-name="T5"> default direction of the Graph is set to undirected.</text:span></text:p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07:33.365620373</meta:creation-date>
    <dc:date>2022-12-26T18:05:00.892365788</dc:date>
    <meta:editing-duration>PT3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42" meta:character-count="908" meta:non-whitespace-character-count="755"/>
  </office:meta>
</office:document-meta>
</file>